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0:48:21.1002866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2.2$Linux_X86_64 LibreOffice_project/454130fadb9a820d3728b86ccb63c8f359d70528</meta:generator>
  </office:meta>
</office:document-meta>
</file>